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5cm" fo:min-width="17.25cm"/>
    </style:style>
    <style:style style:name="gr2" style:family="graphic" style:parent-style-name="standard">
      <style:graphic-properties draw:stroke="none" svg:stroke-color="#000000" draw:fill="none" draw:fill-color="#ffffff" fo:min-height="1.25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2.134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12.25cm" fo:min-width="10.25cm"/>
    </style:style>
    <style:style style:name="gr5" style:family="graphic" style:parent-style-name="standard">
      <style:graphic-properties draw:stroke="none" svg:stroke-color="#000000" draw:fill="none" draw:fill-color="#ffffff" fo:min-height="1.5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7.75cm" svg:height="2.75cm" svg:x="1.5cm" svg:y="1.5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.5cm" svg:height="1.5cm" svg:x="2cm" svg:y="2.25cm">
          <draw:text-box>
            <text:p>logo</text:p>
          </draw:text-box>
        </draw:frame>
        <draw:frame draw:style-name="gr2" draw:text-style-name="P2" draw:layer="layout" svg:width="3.5cm" svg:height="1.5cm" svg:x="12cm" svg:y="2cm">
          <draw:text-box>
            <text:p>Signup </text:p>
          </draw:text-box>
        </draw:frame>
        <draw:frame draw:style-name="gr2" draw:text-style-name="P2" draw:layer="layout" svg:width="3.5cm" svg:height="1.5cm" svg:x="15.1cm" svg:y="2cm">
          <draw:text-box>
            <text:p>login</text:p>
          </draw:text-box>
        </draw:frame>
        <draw:frame draw:style-name="gr3" draw:text-style-name="P2" draw:layer="layout" svg:width="14cm" svg:height="2.384cm" svg:x="4.75cm" svg:y="3.25cm">
          <draw:text-box>
            <text:p>Bienvenue sur le Groupomania Social Network !</text:p>
          </draw:text-box>
        </draw:frame>
        <draw:custom-shape draw:style-name="gr4" draw:text-style-name="P1" draw:layer="layout" svg:width="10.75cm" svg:height="12.5cm" svg:x="4.25cm" svg:y="6.75cm">
          <text:p/>
          <draw:enhanced-geometry svg:viewBox="0 0 21600 21600" draw:type="rectangle" draw:enhanced-path="M 0 0 L 21600 0 21600 21600 0 21600 0 0 Z N"/>
        </draw:custom-shape>
        <draw:frame draw:style-name="gr5" draw:text-style-name="P2" draw:layer="layout" svg:width="8.25cm" svg:height="1.75cm" svg:x="4.75cm" svg:y="16.35cm">
          <draw:text-box>
            <text:p>Vous avez déjà un compte ? <text:span text:style-name="T1"><text:s/>Se connecter</text:span></text:p>
          </draw:text-box>
        </draw:frame>
        <draw:frame draw:style-name="gr5" draw:text-style-name="P2" draw:layer="layout" svg:width="8.25cm" svg:height="1.75cm" svg:x="4.75cm" svg:y="6.95cm">
          <draw:text-box>
            <text:p>S’inscrire 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8-04T21:32:16.939000000</meta:creation-date>
    <dc:date>2021-08-04T23:40:16.163000000</dc:date>
    <meta:editing-duration>PT17M27S</meta:editing-duration>
    <meta:editing-cycles>2</meta:editing-cycles>
    <meta:generator>LibreOffice/7.1.5.2$Windows_X86_64 LibreOffice_project/85f04e9f809797b8199d13c421bd8a2b025d52b5</meta:generator>
    <meta:document-statistic meta:object-count="8"/>
  </office:meta>
</office:document-meta>
</file>